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300000093DBE08E2E.jpg" manifest:media-type="image/jpeg"/>
  <manifest:file-entry manifest:full-path="Pictures/1000000000000CDB0000044CC161DB0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1in" fo:margin-left="-0.075in" fo:margin-top="0in" fo:margin-bottom="0in" table:align="left" style:writing-mode="lr-tb"/>
    </style:style>
    <style:style style:name="Table1.A" style:family="table-column">
      <style:table-column-properties style:column-width="1.8729in"/>
    </style:style>
    <style:style style:name="Table1.B" style:family="table-column">
      <style:table-column-properties style:column-width="0.3292in"/>
    </style:style>
    <style:style style:name="Table1.C" style:family="table-column">
      <style:table-column-properties style:column-width="0.8792in"/>
    </style:style>
    <style:style style:name="Table1.D" style:family="table-column">
      <style:table-column-properties style:column-width="0.1208in"/>
    </style:style>
    <style:style style:name="Table1.E" style:family="table-column">
      <style:table-column-properties style:column-width="0.3938in"/>
    </style:style>
    <style:style style:name="Table1.F" style:family="table-column">
      <style:table-column-properties style:column-width="2.0444in"/>
    </style:style>
    <style:style style:name="Table1.G" style:family="table-column">
      <style:table-column-properties style:column-width="0.2007in"/>
    </style:style>
    <style:style style:name="Table1.H" style:family="table-column">
      <style:table-column-properties style:column-width="0.4222in"/>
    </style:style>
    <style:style style:name="Table1.I" style:family="table-column">
      <style:table-column-properties style:column-width="0.8368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1.E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Table2" style:family="table">
      <style:table-properties style:width="7.1in" fo:margin-left="-0.075in" fo:margin-top="0in" fo:margin-bottom="0in" table:align="left" style:writing-mode="lr-tb"/>
    </style:style>
    <style:style style:name="Table2.A" style:family="table-column">
      <style:table-column-properties style:column-width="1.8708in"/>
    </style:style>
    <style:style style:name="Table2.B" style:family="table-column">
      <style:table-column-properties style:column-width="0.3424in"/>
    </style:style>
    <style:style style:name="Table2.C" style:family="table-column">
      <style:table-column-properties style:column-width="0.8833in"/>
    </style:style>
    <style:style style:name="Table2.D" style:family="table-column">
      <style:table-column-properties style:column-width="0.1049in"/>
    </style:style>
    <style:style style:name="Table2.E" style:family="table-column">
      <style:table-column-properties style:column-width="0.3979in"/>
    </style:style>
    <style:style style:name="Table2.F" style:family="table-column">
      <style:table-column-properties style:column-width="2.0681in"/>
    </style:style>
    <style:style style:name="Table2.G" style:family="table-column">
      <style:table-column-properties style:column-width="0.1722in"/>
    </style:style>
    <style:style style:name="Table2.H" style:family="table-column">
      <style:table-column-properties style:column-width="0.4535in"/>
    </style:style>
    <style:style style:name="Table2.I" style:family="table-column">
      <style:table-column-properties style:column-width="0.8069in"/>
    </style:style>
    <style:style style:name="Table2.1" style:family="table-row">
      <style:table-row-properties style:min-row-height="0.25in" fo:keep-together="auto"/>
    </style:style>
    <style:style style:name="Table2.A1" style:family="table-cell">
      <style:table-cell-properties style:vertical-align="middle" fo:background-color="#ffffff" fo:padding-left="0in" fo:padding-right="0.0799in" fo:padding-top="0in" fo:padding-bottom="0in" fo:border="none">
        <style:background-image/>
      </style:table-cell-properties>
    </style:style>
    <style:style style:name="Table2.E1" style:family="table-cell">
      <style:table-cell-properties style:vertical-align="bottom" fo:background-color="#ffffff" fo:padding-left="0in" fo:padding-right="0.0799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4f0" style:font-size-asian="10pt" style:font-style-asian="italic" style:font-name-complex="Tahoma2" style:font-size-complex="10pt"/>
    </style:style>
    <style:style style:name="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dbc" style:font-size-asian="10pt" style:font-style-asian="italic" style:font-name-complex="Tahoma2" style:font-size-complex="10pt"/>
    </style:style>
    <style:style style:name="P4" style:family="paragraph" style:parent-style-name="Standard">
      <style:text-properties style:font-name="Tahoma" fo:font-size="10pt" style:font-size-asian="10pt" style:font-name-complex="Tahoma2" style:font-size-complex="10pt"/>
    </style:style>
    <style:style style:name="P5" style:family="paragraph" style:parent-style-name="Standard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name-complex="Tahoma2" style:font-size-complex="10pt"/>
    </style:style>
    <style:style style:name="P7" style:family="paragraph" style:parent-style-name="Standard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fo:color="#7f7f7f" style:font-name="Tahoma" fo:font-size="10pt" fo:font-weight="bold" style:font-size-asian="10pt" style:font-weight-asian="bold" style:font-name-complex="Tahoma2" style:font-size-complex="10pt"/>
    </style:style>
    <style:style style:name="P9" style:family="paragraph" style:parent-style-name="Standard">
      <style:text-properties officeooo:paragraph-rsid="000dc13d"/>
    </style:style>
    <style:style style:name="P10" style:family="paragraph" style:parent-style-name="Standard">
      <style:text-properties officeooo:paragraph-rsid="0012ce7e"/>
    </style:style>
    <style:style style:name="P11" style:family="paragraph" style:parent-style-name="Standard">
      <style:text-properties officeooo:paragraph-rsid="0014526f"/>
    </style:style>
    <style:style style:name="P12" style:family="paragraph" style:parent-style-name="Standard">
      <style:text-properties officeooo:paragraph-rsid="005aa906"/>
    </style:style>
    <style:style style:name="P13" style:family="paragraph" style:parent-style-name="Standard">
      <style:text-properties officeooo:paragraph-rsid="0067eccb"/>
    </style:style>
    <style:style style:name="P14" style:family="paragraph" style:parent-style-name="Standard">
      <style:text-properties officeooo:paragraph-rsid="006da285"/>
    </style:style>
    <style:style style:name="P15" style:family="paragraph" style:parent-style-name="Standard">
      <style:paragraph-properties fo:margin-top="0in" fo:margin-bottom="0in" style:contextual-spacing="false" fo:line-height="100%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officeooo:paragraph-rsid="00901d8e"/>
    </style:style>
    <style:style style:name="P17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1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P1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19f14f" style:font-name-asian="Times New Roman1" style:font-size-asian="10pt" style:font-name-complex="Tahoma2" style:font-size-complex="10pt"/>
    </style:style>
    <style:style style:name="P2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2a41a" style:font-name-asian="Times New Roman1" style:font-size-asian="10pt" style:font-name-complex="Tahoma2" style:font-size-complex="10pt"/>
    </style:style>
    <style:style style:name="P2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4151b" style:font-name-asian="Times New Roman1" style:font-size-asian="10pt" style:font-name-complex="Tahoma2" style:font-size-complex="10pt"/>
    </style:style>
    <style:style style:name="P2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4f4b3" style:font-name-asian="Times New Roman1" style:font-size-asian="10pt" style:font-name-complex="Tahoma2" style:font-size-complex="10pt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61f65" style:font-name-asian="Times New Roman1" style:font-size-asian="10pt" style:font-name-complex="Tahoma2" style:font-size-complex="10pt"/>
    </style:style>
    <style:style style:name="P2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80976" style:font-name-asian="Times New Roman1" style:font-size-asian="10pt" style:font-name-complex="Tahoma2" style:font-size-complex="10pt"/>
    </style:style>
    <style:style style:name="P2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95811" style:font-name-asian="Times New Roman1" style:font-size-asian="10pt" style:font-name-complex="Tahoma2" style:font-size-complex="10pt"/>
    </style:style>
    <style:style style:name="P26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a3a09" style:font-name-asian="Times New Roman1" style:font-size-asian="10pt" style:font-name-complex="Tahoma2" style:font-size-complex="10pt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a8025" style:font-name-asian="Times New Roman1" style:font-size-asian="10pt" style:font-name-complex="Tahoma2" style:font-size-complex="10pt"/>
    </style:style>
    <style:style style:name="P2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ba47d" style:font-name-asian="Times New Roman1" style:font-size-asian="10pt" style:font-name-complex="Tahoma2" style:font-size-complex="10pt"/>
    </style:style>
    <style:style style:name="P2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cf74b" style:font-name-asian="Times New Roman1" style:font-size-asian="10pt" style:font-name-complex="Tahoma2" style:font-size-complex="10pt"/>
    </style:style>
    <style:style style:name="P30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ed28b" style:font-name-asian="Times New Roman1" style:font-size-asian="10pt" style:font-name-complex="Tahoma2" style:font-size-complex="10pt"/>
    </style:style>
    <style:style style:name="P3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eff43" style:font-name-asian="Times New Roman1" style:font-size-asian="10pt" style:font-name-complex="Tahoma2" style:font-size-complex="10pt"/>
    </style:style>
    <style:style style:name="P32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f00b1" style:font-name-asian="Times New Roman1" style:font-size-asian="10pt" style:font-name-complex="Tahoma2" style:font-size-complex="10pt"/>
    </style:style>
    <style:style style:name="P3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3fe4a5" style:font-name-asian="Times New Roman1" style:font-size-asian="10pt" style:font-name-complex="Tahoma2" style:font-size-complex="10pt"/>
    </style:style>
    <style:style style:name="P34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44d81e" style:font-name-asian="Times New Roman1" style:font-size-asian="10pt" style:font-name-complex="Tahoma2" style:font-size-complex="10pt"/>
    </style:style>
    <style:style style:name="P35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font-name="Tahoma" fo:font-size="10pt" officeooo:paragraph-rsid="008ba555" style:font-name-asian="Times New Roman1" style:font-size-asian="10pt" style:font-name-complex="Tahoma2" style:font-size-complex="10pt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P3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paragraph-rsid="0040eac6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38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26e17a" officeooo:paragraph-rsid="00442fa2" style:font-name-asian="Times New Roman1" style:font-size-asian="10pt" style:font-style-asian="normal" style:font-weight-asian="normal" style:font-name-complex="Tahoma2" style:font-size-complex="10pt" style:font-weight-complex="normal" style:text-emphasize="none"/>
    </style:style>
    <style:style style:name="P39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officeooo:paragraph-rsid="008ba555" style:font-name-asian="Times New Roman1" style:font-size-asian="10pt" style:font-style-asian="normal" style:font-weight-asian="bold" style:font-name-complex="Tahoma2" style:font-size-complex="10pt" style:font-weight-complex="bold" style:text-emphasize="none"/>
    </style:style>
    <style:style style:name="P40" style:family="paragraph" style:parent-style-name="Standard" style:master-page-name="Standard">
      <style:paragraph-properties style:page-number="auto"/>
      <style:text-properties style:font-name="Tahoma" fo:font-size="10pt" style:font-size-asian="10pt" style:font-name-complex="Tahoma2" style:font-size-complex="10pt"/>
    </style:style>
    <style:style style:name="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T2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style:font-style-asian="normal" style:font-weight-asian="normal" style:font-weight-complex="normal" style:text-emphasize="none"/>
    </style:style>
    <style:style style:name="T3" style:family="text">
      <style:text-properties style:text-outline="false" style:text-line-through-style="none" style:text-line-through-type="none" style:font-name="Tahoma1" fo:font-style="normal" fo:text-shadow="none" style:text-underline-style="none" fo:font-weight="normal" officeooo:rsid="0026e17a" style:font-style-asian="normal" style:font-weight-asian="normal" style:font-weight-complex="normal" style:text-emphasize="none"/>
    </style:style>
    <style:style style:name="T4" style:family="text">
      <style:text-properties fo:color="#000000" style:font-name="Tahoma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ahoma2" style:font-size-complex="10pt" style:font-weight-complex="bold"/>
    </style:style>
    <style:style style:name="T5" style:family="text">
      <style:text-properties fo:color="#000000" style:font-name="Tahoma" fo:font-size="10pt" style:font-name-asian="Times New Roman1" style:font-size-asian="10pt" style:font-name-complex="Tahoma2" style:font-size-complex="10pt"/>
    </style:style>
    <style:style style:name="T6" style:family="text">
      <style:text-properties fo:color="#000000" style:font-name="Tahoma" fo:font-size="10pt" officeooo:rsid="0071de9d" style:font-name-asian="Times New Roman1" style:font-size-asian="10pt" style:font-name-complex="Tahoma2" style:font-size-complex="10pt"/>
    </style:style>
    <style:style style:name="T7" style:family="text">
      <style:text-properties fo:color="#000000" style:font-name="Tahoma" fo:font-size="10pt" officeooo:rsid="0072791a" style:font-name-asian="Times New Roman1" style:font-size-asian="10pt" style:font-name-complex="Tahoma2" style:font-size-complex="10pt"/>
    </style:style>
    <style:style style:name="T8" style:family="text"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bold" style:font-size-asian="10pt" style:font-style-asian="normal" style:font-weight-asian="bold" style:font-name-complex="Tahoma2" style:font-size-complex="10pt" style:font-weight-complex="bold" style:text-emphasize="none"/>
    </style:style>
    <style:style style:name="T9" style:family="text">
      <style:text-properties style:font-name="Tahoma" fo:font-size="10pt" style:font-size-asian="10pt" style:font-name-complex="Tahoma2" style:font-size-complex="10pt"/>
    </style:style>
    <style:style style:name="T10" style:family="text">
      <style:text-properties style:font-name="Tahoma" fo:font-size="10pt" officeooo:rsid="008fc9fe" style:font-size-asian="10pt" style:font-name-complex="Tahoma2" style:font-size-complex="10pt"/>
    </style:style>
    <style:style style:name="T11" style:family="text">
      <style:text-properties style:font-name="Tahoma" fo:font-size="10pt" style:text-underline-style="solid" style:text-underline-width="auto" style:text-underline-color="font-color" fo:font-weight="bold" style:font-size-asian="10pt" style:font-weight-asian="bold" style:font-name-complex="Tahoma2" style:font-size-complex="10pt"/>
    </style:style>
    <style:style style:name="T12" style:family="text">
      <style:text-properties fo:color="#7f7f7f" style:font-name="Tahoma" fo:font-size="10pt" fo:font-style="italic" style:font-name-asian="Times New Roman1" style:font-size-asian="10pt" style:font-style-asian="italic" style:font-name-complex="Tahoma2" style:font-size-complex="10pt"/>
    </style:style>
    <style:style style:name="T13" style:family="text">
      <style:text-properties fo:color="#7f7f7f" style:font-name="Tahoma" fo:font-size="10pt" fo:font-style="italic" officeooo:rsid="00901d8e" style:font-name-asian="Times New Roman1" style:font-size-asian="10pt" style:font-style-asian="italic" style:font-name-complex="Tahoma2" style:font-size-complex="10pt"/>
    </style:style>
    <style:style style:name="T14" style:family="text">
      <style:text-properties fo:color="#595959" style:font-name="Tahoma" fo:font-size="10pt" fo:font-style="italic" style:font-size-asian="10pt" style:font-style-asian="italic" style:font-name-complex="Tahoma2" style:font-size-complex="10pt"/>
    </style:style>
    <style:style style:name="T15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name-asian="Times New Roman1" style:font-size-asian="10pt" style:font-style-asian="italic" style:font-weight-asian="bold" style:font-name-complex="Tahoma2" style:font-size-complex="10pt" style:font-style-complex="italic" style:font-weight-complex="bold"/>
    </style:style>
    <style:style style:name="T16" style:family="text">
      <style:text-properties fo:color="#595959" style:font-name="Tahoma" fo:font-size="10pt" fo:font-style="italic" style:text-underline-style="solid" style:text-underline-width="auto" style:text-underline-color="font-color" fo:font-weight="bold" style:font-size-asian="10pt" style:font-style-asian="italic" style:font-weight-asian="bold" style:font-name-complex="Tahoma2" style:font-size-complex="10pt"/>
    </style:style>
    <style:style style:name="T17" style:family="text">
      <style:text-properties fo:color="#595959" style:font-name="Tahoma" fo:font-size="10pt" fo:font-style="italic" style:font-name-asian="Times New Roman1" style:font-size-asian="10pt" style:font-style-asian="italic" style:font-name-complex="Tahoma2" style:font-size-complex="10pt" style:font-style-complex="italic"/>
    </style:style>
    <style:style style:name="T18" style:family="text">
      <style:text-properties fo:color="#595959" style:font-name="Tahoma" fo:font-size="10pt" style:font-size-asian="10pt" style:font-name-complex="Tahoma2" style:font-size-complex="10pt"/>
    </style:style>
    <style:style style:name="fr1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/>
      <text:p text:style-name="P6">PHIẾU KIỂM TRA CHẤT LƯỢNG HÀNG XUẤT</text:p>
      <text:p text:style-name="P8">QUALITY ANALYSIS - OUTBOUND</text:p>
      <text:p text:style-name="P9"><text:span text:style-name="T9">Số Lot/</text:span><text:span text:style-name="T14">Lot No.:</text:span><text:span text:style-name="T9"><text:tab/><text:tab/><text:tab/></text:span><text:span text:style-name="T8"><text:placeholder text:placeholder-type="text">&lt;o.lot_id.name or ''&gt;</text:placeholder></text:span></text:p>
      <text:p text:style-name="P12"><text:span text:style-name="T9">Ngày kiểm/</text:span><text:span text:style-name="T14">Testing date:</text:span><text:span text:style-name="T9"><text:tab/></text:span><text:span text:style-name="T8"><text:placeholder text:placeholder-type="text">&lt;get_date(o.gdn_id.date_kcs)&gt;</text:placeholder></text:span></text:p>
      <text:p text:style-name="Standard"><text:span text:style-name="T4">Thông tin lô hàng/</text:span><text:span text:style-name="T15">General Information</text:span></text:p>
      <text:p text:style-name="P13"><text:span text:style-name="T9">Số hợp đồng/</text:span><text:span text:style-name="T14">Sale contract:</text:span><text:span text:style-name="T9"><text:tab/></text:span><text:span text:style-name="T8"><text:placeholder text:placeholder-type="text">&lt;o.delivery_id.contract_id.shipping_id.name&gt;</text:placeholder></text:span><text:span text:style-name="T9">/ </text:span><text:span text:style-name="T8"><text:placeholder text:placeholder-type="text">&lt;o.delivery_id.contract_id.name&gt;</text:placeholder></text:span></text:p>
      <text:p text:style-name="P10"><text:span text:style-name="T9">Khách hàng/</text:span><text:span text:style-name="T14">Customer: </text:span><text:span text:style-name="T8"><text:placeholder text:placeholder-type="text">&lt;o.gdn_id.partner_id.name or ''&gt;</text:placeholder></text:span><text:span text:style-name="T9"><text:tab/><text:tab/><text:tab/>Loại hàng/</text:span><text:span text:style-name="T14">Item Code:</text:span><text:span text:style-name="T8"><text:placeholder text:placeholder-type="text">&lt;o.gdn_id.product_id.default_code or ''&gt;</text:placeholder></text:span></text:p>
      <text:p text:style-name="P11"><text:span text:style-name="T9">Mô tả hàng/</text:span><text:span text:style-name="T14">Description</text:span><text:span text:style-name="T9">: </text:span><text:span text:style-name="T8"><text:placeholder text:placeholder-type="text">&lt;o.gdn_id.product_id.name or ''&gt;</text:placeholder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table:number-columns-spanned="4" office:value-type="string">
            <text:p text:style-name="P15"><text:span text:style-name="T4">Chất lượng cơ lý/</text:span><text:span text:style-name="T15">Physical Analysis</text:span></text:p>
          </table:table-cell>
          <table:covered-table-cell/>
          <table:covered-table-cell/>
          <table:covered-table-cell/>
          <table:table-cell table:style-name="Table1.E1" office:value-type="string">
            <text:p text:style-name="P17"/>
          </table:table-cell>
          <table:table-cell table:style-name="Table1.E1" table:number-columns-spanned="2" office:value-type="string">
            <text:p text:style-name="P17"/>
          </table:table-cell>
          <table:covered-table-cell/>
          <table:table-cell table:style-name="Table1.E1" table:number-columns-spanned="2" office:value-type="string">
            <text:p text:style-name="P17"/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5">Độ ẩm/</text:span><text:span text:style-name="T17">MC</text:span></text:p>
          </table:table-cell>
          <table:table-cell table:style-name="Table1.A1" table:number-columns-spanned="3" office:value-type="string">
            <text:p text:style-name="P19"><text:span text:style-name="T1"><text:placeholder text:placeholder-type="text">&lt;o.grp_id.kcs_line and formatLang(o.grp_id.kcs_line[0].mc,2) or 0.0&gt;</text:placeholder></text:span> 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Sàng 18/</text:span><text:span text:style-name="T12">Sc18</text:span></text:p>
          </table:table-cell>
          <table:covered-table-cell/>
          <table:table-cell table:style-name="Table1.A1" table:number-columns-spanned="2" office:value-type="string">
            <text:p text:style-name="P28"><text:span text:style-name="T2"><text:placeholder text:placeholder-type="text">&lt;formatLang(o.grp_id.kcs_line  and o.grp_id.kcs_line [0].screen18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5">Tạp chất/</text:span><text:span text:style-name="T17">FM</text:span></text:p>
          </table:table-cell>
          <table:table-cell table:style-name="Table1.A1" table:number-columns-spanned="3" office:value-type="string">
            <text:p text:style-name="P20"><text:span text:style-name="T2"><text:placeholder text:placeholder-type="text">&lt;formatLang(o.grp_id.kcs_line and o.grp_id.kcs_line[0].fm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Sàng 1</text:span><text:span text:style-name="T6">6</text:span><text:span text:style-name="T5">/</text:span><text:span text:style-name="T12">Sc16</text:span></text:p>
          </table:table-cell>
          <table:covered-table-cell/>
          <table:table-cell table:style-name="Table1.A1" table:number-columns-spanned="2" office:value-type="string">
            <text:p text:style-name="P29"><text:span text:style-name="T3"><text:placeholder text:placeholder-type="text">&lt;formatLang(o.grp_id.kcs_line  and o.grp_id.kcs_line [0].screen16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5">Đen/</text:span><text:span text:style-name="T17">Black</text:span></text:p>
          </table:table-cell>
          <table:table-cell table:style-name="Table1.A1" table:number-columns-spanned="3" office:value-type="string">
            <text:p text:style-name="P21"><text:span text:style-name="T2"><text:placeholder text:placeholder-type="text">&lt;formatLang(o.grp_id.kcs_line and o.grp_id.kcs_line[0].black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Sàng 1</text:span><text:span text:style-name="T7">3</text:span><text:span text:style-name="T5">/</text:span><text:span text:style-name="T12">Sc13</text:span></text:p>
          </table:table-cell>
          <table:covered-table-cell/>
          <table:table-cell table:style-name="Table1.A1" table:number-columns-spanned="2" office:value-type="string">
            <text:p text:style-name="P30"><text:span text:style-name="T3"><text:placeholder text:placeholder-type="text">&lt;formatLang(o.grp_id.kcs_line and o.grp_id.kcs_line[0].screen13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5">Vỡ/</text:span><text:span text:style-name="T12">Broken</text:span></text:p>
          </table:table-cell>
          <table:table-cell table:style-name="Table1.A1" table:number-columns-spanned="3" office:value-type="string">
            <text:p text:style-name="P22"><text:span text:style-name="T2"><text:placeholder text:placeholder-type="text">&lt;formatLang(o.grp_id.kcs_line and o.grp_id.kcs_line[0].broken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Dưới s12/</text:span><text:span text:style-name="T12">Below Sc12</text:span></text:p>
          </table:table-cell>
          <table:covered-table-cell/>
          <table:table-cell table:style-name="Table1.A1" table:number-columns-spanned="2" office:value-type="string">
            <text:p text:style-name="P31"><text:span text:style-name="T3"><text:placeholder text:placeholder-type="text">&lt;formatLang(o.grp_id.kcs_line and o.grp_id.kcs_line[0].belowsc12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5">Nâu/</text:span><text:span text:style-name="T17">Brown</text:span></text:p>
          </table:table-cell>
          <table:table-cell table:style-name="Table1.A1" table:number-columns-spanned="3" office:value-type="string">
            <text:p text:style-name="P23"><text:span text:style-name="T2"><text:placeholder text:placeholder-type="text">&lt;formatLang(o.grp_id.kcs_line and o.grp_id.kcs_line[0].brown 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Sâu/</text:span><text:span text:style-name="T12">Eaten</text:span></text:p>
          </table:table-cell>
          <table:covered-table-cell/>
          <table:table-cell table:style-name="Table1.A1" table:number-columns-spanned="2" office:value-type="string">
            <text:p text:style-name="P32"><text:span text:style-name="T3"><text:placeholder text:placeholder-type="text">&lt;formatLang(o.grp_id.kcs_line and o.grp_id.kcs_line[0].excelsa or 0,2)&gt;</text:placeholder></text:span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5">Mốc/</text:span><text:span text:style-name="T17">Mouldy</text:span></text:p>
          </table:table-cell>
          <table:table-cell table:style-name="Table1.A1" table:number-columns-spanned="3" office:value-type="string">
            <text:p text:style-name="P24"><text:span text:style-name="T2"><text:placeholder text:placeholder-type="text">&lt;formatLang(o.grp_id.kcs_line and o.grp_id.kcs_line[0].mold 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Xanh non/</text:span><text:span text:style-name="T12">Immature</text:span></text:p>
          </table:table-cell>
          <table:covered-table-cell/>
          <table:table-cell table:style-name="Table1.A1" table:number-columns-spanned="2" office:value-type="string">
            <text:p text:style-name="P33"><text:span text:style-name="T3"><text:placeholder text:placeholder-type="text">&lt;formatLang(o.grp_id.kcs_line and o.grp_id.kcs_line[0].immature or 0,2)&gt;</text:placeholder></text:span><text:soft-page-break/>%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5">Quả/</text:span><text:span text:style-name="T12">Cherry</text:span></text:p>
          </table:table-cell>
          <table:table-cell table:style-name="Table1.A1" table:number-columns-spanned="3" office:value-type="string">
            <text:p text:style-name="P25"><text:span text:style-name="T2"><text:placeholder text:placeholder-type="text">&lt;formatLang(o.grp_id.kcs_line and o.grp_id.kcs_line[0].cherry 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Bắp/</text:span><text:span text:style-name="T12">Maize</text:span></text:p>
          </table:table-cell>
          <table:covered-table-cell/>
          <table:table-cell table:style-name="Table1.A1" table:number-columns-spanned="2" office:value-type="string">
            <text:p text:style-name="P37"><text:placeholder text:placeholder-type="text">&lt;o.grp_id.kcs_line and o.grp_id.kcs_line[0].maize_yn&gt;</text:placeholder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6"><text:bookmark text:name="_GoBack"/><text:span text:style-name="T5">Khác/</text:span><text:span text:style-name="T12">Excelsa</text:span><text:span text:style-name="T13">- Katimor</text:span></text:p>
          </table:table-cell>
          <table:table-cell table:style-name="Table1.A1" table:number-columns-spanned="3" office:value-type="string">
            <text:p text:style-name="P26"><text:span text:style-name="T2"><text:placeholder text:placeholder-type="text">&lt;formatLang(o.grp_id.kcs_line and o.grp_id.kcs_line[0].excelsa 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Đá/</text:span><text:span text:style-name="T12">Stone</text:span></text:p>
          </table:table-cell>
          <table:covered-table-cell/>
          <table:table-cell table:style-name="Table1.A1" table:number-columns-spanned="2" office:value-type="string">
            <text:p text:style-name="P38"><text:placeholder text:placeholder-type="text">&lt;o.grp_id.kcs_line and o.grp_id.kcs_line[0].stick_count and o.grp_id.kcs_line and o.grp_id.kcs_line and o.grp_id.kcs_line[0].stone_count  or ''&gt;</text:placeholder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5"><text:span text:style-name="T5">Cháy/</text:span><text:span text:style-name="T12">Burned</text:span></text:p>
          </table:table-cell>
          <table:table-cell table:style-name="Table1.A1" table:number-columns-spanned="3" office:value-type="string">
            <text:p text:style-name="P27"><text:span text:style-name="T2"><text:placeholder text:placeholder-type="text">&lt;formatLang(o.grp_id.kcs_line and o.grp_id.kcs_line[0].burned  or 0,2)&gt;</text:placeholder></text:span>%</text:p>
          </table:table-cell>
          <table:covered-table-cell/>
          <table:covered-table-cell/>
          <table:table-cell table:style-name="Table1.A1" office:value-type="string">
            <text:p text:style-name="P18"/>
          </table:table-cell>
          <table:table-cell table:style-name="Table1.A1" table:number-columns-spanned="2" office:value-type="string">
            <text:p text:style-name="P15"><text:span text:style-name="T5">Que/</text:span><text:span text:style-name="T12">Stick</text:span></text:p>
          </table:table-cell>
          <table:covered-table-cell/>
          <table:table-cell table:style-name="Table1.A1" table:number-columns-spanned="2" office:value-type="string">
            <text:p text:style-name="P34"><text:s text:c="2"/><text:span text:style-name="T3"><text:placeholder text:placeholder-type="text">&lt;o.grp_id.kcs_line and o.grp_id.kcs_line[0].stick_count and o.grp_id.kcs_line and o.grp_id.kcs_line and o.grp_id.kcs_line[0].stick_count or ''&gt;</text:placeholder></text:span>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6"/>
            <text:p text:style-name="P15"><text:span text:style-name="T4">Thử nếm/</text:span><text:span text:style-name="T15">Cup Test</text:span></text:p>
          </table:table-cell>
          <table:covered-table-cell/>
          <table:table-cell table:style-name="Table1.E1" office:value-type="string">
            <text:p text:style-name="P36"/>
          </table:table-cell>
          <table:table-cell table:style-name="Table1.E1" table:number-columns-spanned="2" office:value-type="string">
            <text:p text:style-name="P17"/>
          </table:table-cell>
          <table:covered-table-cell/>
          <table:table-cell table:style-name="Table1.E1" office:value-type="string">
            <text:p text:style-name="P17"/>
          </table:table-cell>
          <table:table-cell table:style-name="Table1.E1" table:number-columns-spanned="2" office:value-type="string">
            <text:p text:style-name="P17"/>
          </table:table-cell>
          <table:covered-table-cell/>
          <table:table-cell table:style-name="Table1.E1" office:value-type="string">
            <text:p text:style-name="P17"/>
          </table:table-cell>
        </table:table-row>
      </table:table>
      <text:p text:style-name="Standard"><text:a xlink:type="simple" xlink:href="python://o.cuptaste%20or%20''"><text:span text:style-name="T10">python://o.cuptaste or ''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columns-spanned="4" office:value-type="string">
            <text:p text:style-name="P15"><text:span text:style-name="T4">Lỗi/</text:span><text:span text:style-name="T15">Defects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17"/>
          </table:table-cell>
          <table:table-cell table:style-name="Table2.E1" table:number-columns-spanned="2" office:value-type="string">
            <text:p text:style-name="P17"/>
          </table:table-cell>
          <table:covered-table-cell/>
          <table:table-cell table:style-name="Table2.E1" table:number-columns-spanned="2" office:value-type="string">
            <text:p text:style-name="P17"/>
          </table:table-cell>
          <table:covered-table-cell/>
        </table:table-row>
        <table:table-row table:style-name="Table2.1">
          <table:table-cell table:style-name="Table2.A1" office:value-type="string">
            <text:p text:style-name="P15"><text:span text:style-name="T5">Số lỗi/</text:span><text:span text:style-name="T17">Defect count</text:span></text:p>
          </table:table-cell>
          <table:table-cell table:style-name="Table2.A1" table:number-columns-spanned="3" office:value-type="string">
            <text:p text:style-name="P39"><text:placeholder text:placeholder-type="text">&lt;o.defects_tcvn  or ''&gt;</text:placeholder></text:p>
          </table:table-cell>
          <table:covered-table-cell/>
          <table:covered-table-cell/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5"><text:span text:style-name="T5">Tỷ lệ lỗi/</text:span><text:span text:style-name="T12">Defect %</text:span></text:p>
          </table:table-cell>
          <table:covered-table-cell/>
          <table:table-cell table:style-name="Table2.A1" table:number-columns-spanned="2" office:value-type="string">
            <text:p text:style-name="P35"><text:span text:style-name="T1"><text:placeholder text:placeholder-type="text">&lt;o.defects  or ''&gt;</text:placeholder></text:span>%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36"/>
            <text:p text:style-name="P15"><text:span text:style-name="T4">Ghi chú khác/</text:span><text:span text:style-name="T15">Note</text:span></text:p>
          </table:table-cell>
          <table:covered-table-cell/>
          <table:table-cell table:style-name="Table2.E1" office:value-type="string">
            <text:p text:style-name="P36"/>
          </table:table-cell>
          <table:table-cell table:style-name="Table2.E1" table:number-columns-spanned="2" office:value-type="string">
            <text:p text:style-name="P17"/>
          </table:table-cell>
          <table:covered-table-cell/>
          <table:table-cell table:style-name="Table2.E1" office:value-type="string">
            <text:p text:style-name="P39"/>
          </table:table-cell>
          <table:table-cell table:style-name="Table2.E1" table:number-columns-spanned="2" office:value-type="string">
            <text:p text:style-name="P17"/>
          </table:table-cell>
          <table:covered-table-cell/>
          <table:table-cell table:style-name="Table2.E1" office:value-type="string">
            <text:p text:style-name="P17"/>
          </table:table-cell>
        </table:table-row>
      </table:table>
      <text:p text:style-name="P4">Không có ghi chú khác.</text:p>
      <text:p text:style-name="P5"/>
      <text:p text:style-name="Standard"><text:span text:style-name="T11">Chữ ký xác nhận/</text:span><text:span text:style-name="T16">Signatures</text:span></text:p>
      <text:p text:style-name="P14"><text:span text:style-name="T9">Người kiểm/</text:span><text:span text:style-name="T14">KCS:</text:span><text:span text:style-name="T18"> </text:span><text:span text:style-name="T9"><text:tab/><text:tab/><text:tab/>Chữ ký/</text:span><text:span text:style-name="T14">Signature</text:span><text:span text:style-name="T9"> _______________________</text:span></text:p>
      <text:p text:style-name="P4"/>
      <text:p text:style-name="P7">Liên trắng giao Kế toán, liên hồng giao Kho, liên vàng giao KC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ahoma1" svg:font-family="Tahoma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style:font-name="Tahoma" fo:font-size="10pt" fo:font-style="italic" style:font-size-asian="10pt" style:font-style-asian="italic" style:font-name-complex="Tahoma2" style:font-size-complex="10pt"/>
    </style:style>
    <style:style style:name="MP2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4f0" style:font-size-asian="10pt" style:font-style-asian="italic" style:font-name-complex="Tahoma2" style:font-size-complex="10pt"/>
    </style:style>
    <style:style style:name="MP3" style:family="paragraph" style:parent-style-name="Footer">
      <style:paragraph-properties fo:text-align="end" style:justify-single-word="false"/>
      <style:text-properties fo:color="#000000" style:font-name="Tahoma" fo:font-size="10pt" fo:font-style="italic" officeooo:paragraph-rsid="00693dbc" style:font-size-asian="10pt" style:font-style-asian="italic" style:font-name-complex="Tahoma2" style:font-size-complex="10pt"/>
    </style:style>
    <style:style style:name="MT1" style:family="text">
      <style:text-properties style:text-outline="false" style:text-line-through-style="none" style:text-line-through-type="none" style:font-name="Tahoma1" fo:font-style="normal" fo:text-shadow="none" style:text-underline-style="none" fo:font-weight="bold" style:font-style-asian="normal" style:font-weight-asian="bold" style:font-weight-complex="bold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2in" fo:margin-right="0in" fo:margin-top="0in" fo:margin-bottom="0in" style:run-through="background" style:wrap="run-through" style:number-wrapped-paragraphs="no-limit" style:vertical-pos="from-top" style:vertical-rel="paragraph" style:horizontal-pos="right" style:horizontal-rel="page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5in" fo:margin-bottom="0.5in" fo:margin-left="0.7in" fo:margin-right="0.8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0.0602in" svg:y="-0.2083in" svg:width="2.172in" svg:height="0.648in" draw:z-index="3"><draw:image xlink:href="Pictures/1000000000000CDB0000044CC161DB01.jpg" xlink:type="simple" xlink:show="embed" xlink:actuate="onLoad"/></draw:frame><draw:frame draw:style-name="Mfr2" draw:name="Picture 5" text:anchor-type="char" svg:y="-0.1689in" svg:width="0.6665in" svg:height="0.6665in" draw:z-index="1"><draw:image xlink:href="Pictures/100000000000009300000093DBE08E2E.jpg" xlink:type="simple" xlink:show="embed" xlink:actuate="onLoad"/></draw:frame></text:p>
      </style:header>
      <style:footer>
        <text:p text:style-name="MP1">Page 1/1</text:p>
        <text:p text:style-name="MP2">Printed by <text:span text:style-name="MT1"><text:placeholder text:placeholder-type="text">&lt;get_printf()&gt;</text:placeholder></text:span> </text:p>
        <text:p text:style-name="MP3">at <text:span text:style-name="MT1"><text:placeholder text:placeholder-type="text">&lt;get_printf_dates()&gt;</text:placeholder></text:span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ong Tien</meta:initial-creator>
    <meta:editing-cycles>153</meta:editing-cycles>
    <meta:creation-date>2016-06-30T04:17:00</meta:creation-date>
    <dc:date>2017-05-23T16:24:15.818793876</dc:date>
    <meta:editing-duration>PT1H28M49S</meta:editing-duration>
    <meta:generator>LibreOffice/4.2.8.2$Linux_X86_64 LibreOffice_project/420m0$Build-2</meta:generator>
    <meta:document-statistic meta:table-count="2" meta:image-count="2" meta:object-count="0" meta:page-count="2" meta:paragraph-count="60" meta:word-count="240" meta:character-count="2503" meta:non-whitespace-character-count="23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